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5_11-54-44_000.jpg</text:p>
          </table:table-cell>
          <table:table-cell table:style-name="ce19" office:value-type="string">
            <text:p>:PHOTO 記録 / PC画面 / subject=install,インストール / to=desktop-pc,what=pybullet,other=build-module-locally</text:p>
          </table:table-cell>
          <table:table-cell table:style-name="ce4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2]=&quot;&quot;;[.C2];CONCATENATE([.C2];&quot; / &quot;;[.E2]))" office:value-type="string" office:string-value=":PHOTO 記録 / PC画面 / subject=install,インストール / to=desktop-pc,what=pybullet,other=build-module-locally">
            <text:p>:PHOTO 記録 / PC画面 / subject=install,インストール / to=desktop-pc,what=pybullet,other=build-module-locall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5_12-37-12_000.jpg</text:p>
          </table:table-cell>
          <table:table-cell table:style-name="ce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5_16-33-19_000.jpg</text:p>
          </table:table-cell>
          <table:table-cell table:style-name="ce19" office:value-type="string">
            <text:p>:m RES 1*3 / free# JVEMV6 68#_40:1 / 68. theoretical-physics(tp) / w=(∧^P(V));p-ベクトル；(λ∧μ=(-1)^(pq)*μ∧λ);,topics=~,other=~,s=~,i=~,doc=r-4-1~2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4]=&quot;&quot;;[.C4];CONCATENATE([.C4];&quot; / &quot;;[.E4]))" office:value-type="string" office:string-value=":m RES 1*3 / free# JVEMV6 68#_40:1 / 68. theoretical-physics(tp) / w=(∧^P(V));p-ベクトル；(λ∧μ=(-1)^(pq)*μ∧λ);,topics=~,other=~,s=~,i=~,doc=r-4-1~2">
            <text:p>:m RES 1*3 / free# JVEMV6 68#_40:1 / 68. theoretical-physics(tp) / w=(∧^P(V));p-ベクトル；(λ∧μ=(-1)^(pq)*μ∧λ);,topics=~,other=~,s=~,i=~,doc=r-4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5_16-33-44_000.jpg</text:p>
          </table:table-cell>
          <table:table-cell table:style-name="ce20" office:value-type="string">
            <text:p>:m RES 2*3 / free# JVEMV6 68#_40:1 / 68. theoretical-physics(tp) / w=ウェッジ積の内積；((λ,μ)=det[(α_i,β_i)]);,topics=~,other=~,s=~,i=~,doc=r-4-1~2;r-4-1~3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5]=&quot;&quot;;[.C5];CONCATENATE([.C5];&quot; / &quot;;[.E5]))" office:value-type="string" office:string-value=":m RES 2*3 / free# JVEMV6 68#_40:1 / 68. theoretical-physics(tp) / w=ウェッジ積の内積；((λ,μ)=det[(α_i,β_i)]);,topics=~,other=~,s=~,i=~,doc=r-4-1~2;r-4-1~3">
            <text:p>:m RES 2*3 / free# JVEMV6 68#_40:1 / 68. theoretical-physics(tp) / w=ウェッジ積の内積；((λ,μ)=det[(α_i,β_i)]);,topics=~,other=~,s=~,i=~,doc=r-4-1~2;r-4-1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5_16-34-04_000.jpg</text:p>
          </table:table-cell>
          <table:table-cell table:style-name="ce20" office:value-type="string">
            <text:p>:m RES 3*3 / free# JVEMV6 68#_40:1 / 68. theoretical-physics(tp) / w=(∃β:β∈V,f(α)=(α,β));符号定数,topics=~,other=orig+,s=~,i=~,doc=r-4-1~3</text:p>
          </table:table-cell>
          <table:table-cell table:style-name="ce19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6]=&quot;&quot;;[.C6];CONCATENATE([.C6];&quot; / &quot;;[.E6]))" office:value-type="string" office:string-value=":m RES 3*3 / free# JVEMV6 68#_40:1 / 68. theoretical-physics(tp) / w=(∃β:β∈V,f(α)=(α,β));符号定数,topics=~,other=orig+,s=~,i=~,doc=r-4-1~3">
            <text:p>:m RES 3*3 / free# JVEMV6 68#_40:1 / 68. theoretical-physics(tp) / w=(∃β:β∈V,f(α)=(α,β));符号定数,topics=~,other=orig+,s=~,i=~,doc=r-4-1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5_19-04-07_000.jpg</text:p>
          </table:table-cell>
          <table:table-cell table:style-name="ce17" office:value-type="string">
            <text:p>:m :篠笛,shinobue #*# / session-memo / s.1:res,for=good-melody;chord-change,Re+,tempo=~,other=~,key=~,notes=~,R=~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7]=&quot;&quot;;[.C7];CONCATENATE([.C7];&quot; / &quot;;[.E7]))" office:value-type="string" office:string-value=":m :篠笛,shinobue #*# / session-memo / s.1:res,for=good-melody;chord-change,Re+,tempo=~,other=~,key=~,notes=~,R=~">
            <text:p>:m :篠笛,shinobue #*# / session-memo / s.1:res,for=good-melody;chord-change,Re+,tempo=~,other=~,key=~,notes=~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5_20-49-15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6_01-51-14_000.jpg</text:p>
          </table:table-cell>
          <table:table-cell table:style-name="ce19" office:value-type="string">
            <text:p>:m :PHOTO 寝た時刻 / 2021</text:p>
          </table:table-cell>
          <table:table-cell table:style-name="ce20"/>
          <table:table-cell table:style-name="ce4"/>
          <table:table-cell table:style-name="ce4" office:value-type="string">
            <text:p>N-35-35-21.418762 E-139-34-43.557128</text:p>
          </table:table-cell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6_07-21-00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6_07-23-10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6-0.653686 E-139-35-4.04663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08:43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6T08:43:04.48</dc:date>
    <dc:creator>iwabuchi ken</dc:creator>
    <meta:editing-duration>P35DT3H32M36S</meta:editing-duration>
    <meta:editing-cycles>12939</meta:editing-cycles>
    <meta:document-statistic meta:table-count="1" meta:cell-count="352" meta:object-count="0"/>
  </office:meta>
</office:document-meta>
</file>